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1.5667in"/>
    </style:style>
    <style:style style:name="Table1.B" style:family="table-column">
      <style:table-column-properties style:column-width="1.567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3" style:family="table-cell">
      <style:table-cell-properties fo:padding-left="0.0813in" fo:padding-right="0.075in" fo:padding-top="0in" fo:padding-bottom="0in" fo:border="1pt solid #000000"/>
    </style:style>
    <style:style style:name="Table1.B3" style:family="table-cell">
      <style:table-cell-properties fo:padding-left="0.0813in" fo:padding-right="0.075in" fo:padding-top="0in" fo:padding-bottom="0in" fo:border="1pt solid #000000"/>
    </style:style>
    <style:style style:name="Table1.C3" style:family="table-cell">
      <style:table-cell-properties fo:padding-left="0.0813in" fo:padding-right="0.075in" fo:padding-top="0in" fo:padding-bottom="0in" fo:border="1pt solid #000000"/>
    </style:style>
    <style:style style:name="Table1.D3" style:family="table-cell">
      <style:table-cell-properties fo:padding-left="0.0813in" fo:padding-right="0.075in" fo:padding-top="0in" fo:padding-bottom="0in" fo:border="1pt solid #000000"/>
    </style:style>
    <style:style style:name="Table1.A4" style:family="table-cell">
      <style:table-cell-properties fo:padding-left="0.0813in" fo:padding-right="0.075in" fo:padding-top="0in" fo:padding-bottom="0in" fo:border="1pt solid #000000"/>
    </style:style>
    <style:style style:name="Table1.B4" style:family="table-cell">
      <style:table-cell-properties fo:padding-left="0.0813in" fo:padding-right="0.075in" fo:padding-top="0in" fo:padding-bottom="0in" fo:border="1pt solid #000000"/>
    </style:style>
    <style:style style:name="Table1.C4" style:family="table-cell">
      <style:table-cell-properties fo:padding-left="0.0813in" fo:padding-right="0.075in" fo:padding-top="0in" fo:padding-bottom="0in" fo:border="1pt solid #000000"/>
    </style:style>
    <style:style style:name="Table1.D4" style:family="table-cell">
      <style:table-cell-properties fo:padding-left="0.0813in" fo:padding-right="0.075in" fo:padding-top="0in" fo:padding-bottom="0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2709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5">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in" fo:margin-right="0in" fo:text-align="justify"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master-page-name="Standard">
      <style:paragraph-properties style:page-number="1"/>
    </style:style>
    <style:style style:name="P19" style:family="paragraph" style:parent-style-name="Heading_20_1">
      <style:paragraph-properties fo:break-before="page"/>
    </style:style>
    <style:style style:name="P20" style:family="paragraph" style:parent-style-name="Title">
      <style:paragraph-properties fo:margin-top="0in" fo:margin-bottom="0.0417in" loext:contextual-spacing="false" fo:line-height="100%" fo:text-align="center" style:justify-single-word="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style:text-underline-style="none"/>
    </style:style>
    <style:style style:name="T4"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gjdgxs" text:style-name="Index_20_Link" text:visited-style-name="Index_20_Link"><text:span text:style-name="T1">Information générales</text:span></text:a><text:span text:style-name="T1"><text:tab/>2</text:span></text:p>
          <text:p text:style-name="P7"><text:a xlink:type="simple" xlink:href="#_m5u5kto7ok2j" text:style-name="Index_20_Link" text:visited-style-name="Index_20_Link">Équipe de développement</text:a><text:tab/>2</text:p>
          <text:p text:style-name="P7"><text:a xlink:type="simple" xlink:href="#_rwh46uhxcrz" text:style-name="Index_20_Link" text:visited-style-name="Index_20_Link">Synopsis &amp; Indication</text:a><text:tab/>2</text:p>
          <text:p text:style-name="P7"><text:a xlink:type="simple" xlink:href="#_1fob9te" text:style-name="Index_20_Link" text:visited-style-name="Index_20_Link"><text:span text:style-name="T2">Caractéristiques</text:span></text:a><text:span text:style-name="T2"><text:tab/>2</text:span></text:p>
          <text:p text:style-name="P7"><text:a xlink:type="simple" xlink:href="#_3znysh7" text:style-name="Index_20_Link" text:visited-style-name="Index_20_Link"><text:span text:style-name="T2">Outils de développement</text:span></text:a><text:span text:style-name="T2"><text:tab/>2</text:span></text:p>
          <text:p text:style-name="P5"><text:a xlink:type="simple" xlink:href="#_2et92p0" text:style-name="Index_20_Link" text:visited-style-name="Index_20_Link"><text:span text:style-name="T1">Personnages</text:span></text:a><text:span text:style-name="T1"><text:tab/>2</text:span></text:p>
          <text:p text:style-name="P7"><text:a xlink:type="simple" xlink:href="#_tyjcwt" text:style-name="Index_20_Link" text:visited-style-name="Index_20_Link"><text:span text:style-name="T2">Personnages jouables</text:span></text:a><text:span text:style-name="T2"><text:tab/>2</text:span></text:p>
          <text:p text:style-name="P7"><text:a xlink:type="simple" xlink:href="#_3dy6vkm" text:style-name="Index_20_Link" text:visited-style-name="Index_20_Link"><text:span text:style-name="T2">Ennemis</text:span></text:a><text:span text:style-name="T2"><text:tab/>3</text:span></text:p>
          <text:p text:style-name="P5"><text:a xlink:type="simple" xlink:href="#_1t3h5sf" text:style-name="Index_20_Link" text:visited-style-name="Index_20_Link"><text:span text:style-name="T1">Gameplay</text:span></text:a><text:span text:style-name="T1"><text:tab/>3</text:span></text:p>
          <text:p text:style-name="P7"><text:a xlink:type="simple" xlink:href="#_4d34og8" text:style-name="Index_20_Link" text:visited-style-name="Index_20_Link"><text:span text:style-name="T2">Système de jeu</text:span></text:a><text:span text:style-name="T2"><text:tab/>3</text:span></text:p>
          <text:p text:style-name="P7"><text:a xlink:type="simple" xlink:href="#_2s8eyo1" text:style-name="Index_20_Link" text:visited-style-name="Index_20_Link"><text:span text:style-name="T2">Sauvegarde</text:span></text:a><text:span text:style-name="T2"><text:tab/>3</text:span></text:p>
          <text:p text:style-name="P7"><text:a xlink:type="simple" xlink:href="#_17dp8vu" text:style-name="Index_20_Link" text:visited-style-name="Index_20_Link"><text:span text:style-name="T2">Contrôles</text:span></text:a><text:span text:style-name="T2"><text:tab/>3</text:span></text:p>
          <text:p text:style-name="P7"><text:a xlink:type="simple" xlink:href="#_nacnkry7mvxq" text:style-name="Index_20_Link" text:visited-style-name="Index_20_Link">Ressources</text:a><text:tab/>4</text:p>
          <text:p text:style-name="P7"><text:a xlink:type="simple" xlink:href="#_lnxbz9" text:style-name="Index_20_Link" text:visited-style-name="Index_20_Link"><text:span text:style-name="T2">Caméra</text:span></text:a><text:span text:style-name="T2"><text:tab/>4</text:span></text:p>
          <text:p text:style-name="P7"><text:a xlink:type="simple" xlink:href="#_35nkun2" text:style-name="Index_20_Link" text:visited-style-name="Index_20_Link"><text:span text:style-name="T2">UI</text:span></text:a><text:span text:style-name="T2"><text:tab/>4</text:span></text:p>
          <text:p text:style-name="P5"><text:a xlink:type="simple" xlink:href="#_1ksv4uv" text:style-name="Index_20_Link" text:visited-style-name="Index_20_Link"><text:span text:style-name="T1">Direction artistique</text:span></text:a><text:span text:style-name="T1"><text:tab/>4</text:span></text:p>
          <text:p text:style-name="P7"><text:a xlink:type="simple" xlink:href="#_44sinio" text:style-name="Index_20_Link" text:visited-style-name="Index_20_Link"><text:span text:style-name="T2">Graphic design</text:span></text:a><text:span text:style-name="T2"><text:tab/>4</text:span></text:p>
          <text:p text:style-name="P7"><text:a xlink:type="simple" xlink:href="#_2jxsxqh" text:style-name="Index_20_Link" text:visited-style-name="Index_20_Link"><text:span text:style-name="T2">Sound design</text:span></text:a><text:span text:style-name="T2"><text:tab/>4</text:span></text:p>
          <text:p text:style-name="P6"><text:a xlink:type="simple" xlink:href="#_z337ya" text:style-name="Index_20_Link" text:visited-style-name="Index_20_Link"><text:span text:style-name="T1">Objectifs de développement</text:span></text:a><text:span text:style-name="T1"><text:tab/>4</text:span></text:p>
        </text:index-body>
      </text:table-of-content>
      <text:p text:style-name="Standard"/>
      <text:p text:style-name="P19"><text:bookmark text:name="_gjdgxs"/>Information générales</text:p>
      <text:p text:style-name="Heading_20_2"><text:bookmark text:name="_m5u5kto7ok2j"/>Équipe de développement</text:p>
      <text:list xml:id="list3524575162" text:style-name="WWNum2">
        <text:list-item>
          <text:p text:style-name="P8">DE RYCKE Alexandre</text:p>
        </text:list-item>
        <text:list-item>
          <text:p text:style-name="P8">BESCON Dorian</text:p>
        </text:list-item>
        <text:list-item>
          <text:p text:style-name="P8">RICHARD Nils</text:p>
        </text:list-item>
        <text:list-item>
          <text:p text:style-name="P8">CAUVIN Léo</text:p>
        </text:list-item>
        <text:list-item>
          <text:p text:style-name="P8">BOUILLET Dorian</text:p>
        </text:list-item>
        <text:list-item>
          <text:p text:style-name="P8">SATTLER Donatien</text:p>
        </text:list-item>
      </text:list>
      <text:p text:style-name="Heading_20_2"><text:bookmark text:name="_rwh46uhxcrz"/>Synopsis &amp; Indication</text:p>
      <text:p text:style-name="P1"><text:tab/>Deux personnages stupides volent une machine à voyager dans le temps à un ennemi très puissant. Ils l’utilisent pour essayer de lui échapper à traver les époques. A chaque époque, l’ennemi envoie quelque chose les poursuivre (horde de chevaliers, tsunami, etc ...).</text:p>
      <text:p text:style-name="P1"><text:tab/><text:span text:style-name="T4">Le jeu doit être amusant, basé sur la coop et mettre un peu de pression aux joueurs, ce qui encourage les petits conflits entre joueurs <text:s/>!</text:span></text:p>
      <text:p text:style-name="Heading_20_2"><text:bookmark text:name="_1fob9te"/>Caractéristiques</text:p>
      <text:list xml:id="list71535048767034" text:continue-numbering="true" text:style-name="WWNum2">
        <text:list-item>
          <text:p text:style-name="P8">Genre : Plateforme, énigme</text:p>
        </text:list-item>
        <text:list-item>
          <text:p text:style-name="P8">Nombre de joueurs : 2</text:p>
        </text:list-item>
        <text:list-item>
          <text:p text:style-name="P8">Langue : Français (Anglais aussi si possible)</text:p>
        </text:list-item>
        <text:list-item>
          <text:p text:style-name="P8">Moteur : Unity3D</text:p>
        </text:list-item>
        <text:list-item>
          <text:p text:style-name="P8">Plateforme : Windows</text:p>
        </text:list-item>
      </text:list>
      <text:p text:style-name="Heading_20_2"><text:bookmark text:name="_3znysh7"/>Outils de développement</text:p>
      <text:list xml:id="list3290374453" text:style-name="WWNum3">
        <text:list-item>
          <text:p text:style-name="P10">Développement : Unity 2019.1.0f2</text:p>
        </text:list-item>
        <text:list-item>
          <text:p text:style-name="P10">Graphic Design : Aseprite, Pixel FX Designer</text:p>
        </text:list-item>
        <text:list-item>
          <text:p text:style-name="P10">Sound Design : Ableton Live 9, Audacity</text:p>
        </text:list-item>
      </text:list>
      <text:p text:style-name="Heading_20_1"><text:bookmark text:name="_2et92p0"/>Personnages</text:p>
      <text:p text:style-name="Heading_20_2"><text:bookmark text:name="_tyjcwt"/>Personnages jouables</text:p>
      <text:p text:style-name="P1"><text:tab/>Les joueur•euse(s) évoluent dans un décors linéaire et doivent passer ensemble des épreuves où chacun interagit avec le décors de l’autre.</text:p>
      <text:p text:style-name="P1"/>
      <text:p text:style-name="Heading_20_2"><text:bookmark text:name="_3dy6vkm"/>Ennemis</text:p>
      <text:p text:style-name="P1"><text:soft-page-break/><text:tab/>Les ennemis évoluent graphiquement en fonction des époques, aurons des patterns fixes et ne seront pas présent pour tuer le joueur mais le ralentir.</text:p>
      <text:p text:style-name="Heading_20_1"><text:bookmark text:name="_1t3h5sf"/>Gameplay</text:p>
      <text:p text:style-name="Heading_20_2"><text:bookmark text:name="_4d34og8"/>Système de jeu</text:p>
      <text:p text:style-name="P1"><text:tab/>Le jeu se divise en deux phases et par niveau :</text:p>
      <text:list xml:id="list903347584" text:style-name="WWNum5">
        <text:list-item>
          <text:p text:style-name="P11">Dans la première, “l’évasion”, Les joueur•euse(s) doivent s’échapper du scrolling de l’écran qui est mortelle pour eux (différentes représentations graphiques). Pour cela ils doivent résoudre des énigmes et réussir les phases de plateforme afin de progresser ensemble. Il est possible de récupérer des ennemis soit via une protection, soit via un objet que peut récupérer l’autre joueur.</text:p>
        </text:list-item>
        <text:list-item>
          <text:p text:style-name="P11">Dans la seconde, “la revanche”, les joueur•euse(s) sont dans un décor fixe, sans scrolling, cependant ils ont toujours une contrainte de temps. Cette partie consiste en une énigme plus compliquée, mettant en oeuvre les mécaniques apprises durant les phases précédentes.</text:p>
        </text:list-item>
      </text:list>
      <text:p text:style-name="P14"/>
      <text:p text:style-name="P16">Chaque fin de niveau est induit par une cinématique et permet de passer d’une époque différente, qui induit un univers graphique différent.<text:tab/></text:p>
      <text:p text:style-name="Heading_20_2"><text:bookmark text:name="_2s8eyo1"/>Sauvegarde</text:p>
      <text:p text:style-name="P16">Le jeu est automatique sauvegarder lors de la fin d’un niveau. Possibilité d’un affichage des différents niveaux. Lors de la mort d’un personnage il revient soit au début, soit au checkpoint qui ne sont pas des points de sauvegarde.</text:p>
      <text:p text:style-name="Heading_20_2"><text:bookmark text:name="_17dp8vu"/>Contrôles</text:p>
      <text:p text:style-name="Standard"/>
      <table:table table:name="Table1" table:style-name="Table1">
        <table:table-column table:style-name="Table1.A"/>
        <table:table-column table:style-name="Table1.B"/>
        <table:table-column table:style-name="Table1.A" table:number-columns-repeated="2"/>
        <table:table-row table:style-name="Table1.1">
          <table:table-cell table:style-name="Table1.A1" office:value-type="string">
            <text:p text:style-name="P2"><text:span text:style-name="T4">Action</text:span></text:p>
          </table:table-cell>
          <table:table-cell table:style-name="Table1.A1" office:value-type="string">
            <text:p text:style-name="P2"><text:span text:style-name="T4">Nom dans Input Manager</text:span></text:p>
          </table:table-cell>
          <table:table-cell table:style-name="Table1.A1" office:value-type="string">
            <text:p text:style-name="P2"><text:span text:style-name="T4">Touche clavier</text:span></text:p>
          </table:table-cell>
          <table:table-cell table:style-name="Table1.A1" office:value-type="string">
            <text:p text:style-name="P2"><text:span text:style-name="T4">Touche manette</text:span></text:p>
          </table:table-cell>
        </table:table-row>
        <table:table-row table:style-name="Table1.1">
          <table:table-cell table:style-name="Table1.A1" office:value-type="string">
            <text:p text:style-name="P2">Se déplacer</text:p>
          </table:table-cell>
          <table:table-cell table:style-name="Table1.A1" office:value-type="string">
            <text:p text:style-name="P2">J&lt;x&gt;Horizontal + J&lt;x&gt;Vertical</text:p>
          </table:table-cell>
          <table:table-cell table:style-name="Table1.A1" office:value-type="string">
            <text:p text:style-name="P2">ZQSD / ↑←↓→</text:p>
          </table:table-cell>
          <table:table-cell table:style-name="Table1.A1" office:value-type="string">
            <text:p text:style-name="P2">Axes X/Y du joystick gauche / D-pad</text:p>
          </table:table-cell>
        </table:table-row>
        <table:table-row table:style-name="Table1.1">
          <table:table-cell table:style-name="Table1.A3" office:value-type="string">
            <text:p text:style-name="P2">Action contextuelle</text:p>
          </table:table-cell>
          <table:table-cell table:style-name="Table1.B3" office:value-type="string">
            <text:p text:style-name="P2">J&lt;x&gt;Action</text:p>
          </table:table-cell>
          <table:table-cell table:style-name="Table1.C3" office:value-type="string">
            <text:p text:style-name="P2">E</text:p>
          </table:table-cell>
          <table:table-cell table:style-name="Table1.D3" office:value-type="string">
            <text:p text:style-name="P2">A</text:p>
          </table:table-cell>
        </table:table-row>
        <table:table-row table:style-name="Table1.1">
          <table:table-cell table:style-name="Table1.A4" office:value-type="string">
            <text:p text:style-name="P2">Objet</text:p>
          </table:table-cell>
          <table:table-cell table:style-name="Table1.B4" office:value-type="string">
            <text:p text:style-name="P2">J&lt;x&gt;Action</text:p>
          </table:table-cell>
          <table:table-cell table:style-name="Table1.C4" office:value-type="string">
            <text:p text:style-name="P2">R</text:p>
          </table:table-cell>
          <table:table-cell table:style-name="Table1.D4" office:value-type="string">
            <text:p text:style-name="P2">X</text:p>
          </table:table-cell>
        </table:table-row>
      </table:table>
      <text:p text:style-name="Heading_20_2"><text:bookmark text:name="_3rdcrjn"/></text:p>
      <text:p text:style-name="Heading_20_2"><text:bookmark text:name="_nacnkry7mvxq"/>Ressources</text:p>
      <text:list xml:id="list3922462661" text:style-name="WWNum4">
        <text:list-item>
          <text:p text:style-name="P12">Haut-Parleur: Permet de réveiller son allié en lui criant dessus. Met fin au stun reçu par les ennemis. Se récupère dans le niveau.</text:p>
        </text:list-item>
      </text:list>
      <text:p text:style-name="Heading_20_2"><text:bookmark text:name="_lnxbz9"/>Caméra</text:p>
      <text:p text:style-name="Standard"><text:tab/>La caméra suit un scrolling de la gauche vers la droite avec vitesse constante. Elle attend un premier mouvement du personnage avant d’entamer son mouvement. Dans les phrases “la revanche”, la caméra est fixe.</text:p>
      <text:p text:style-name="Heading_20_2"><text:bookmark text:name="_35nkun2"/>UI</text:p>
      <text:p text:style-name="P1"><text:tab/>UI très simpliste voire inexistante. Le principal doit être visible à l’écran. (A part pour l’objet activable ?)</text:p>
      <text:p text:style-name="Heading_20_1"><text:bookmark text:name="_1ksv4uv"/>Direction artistique</text:p>
      <text:p text:style-name="Heading_20_2"><text:bookmark text:name="_44sinio"/>Graphic design</text:p>
      <text:p text:style-name="Standard"><text:tab/>Le jeu est en pixel art.</text:p>
      <text:p text:style-name="Heading_20_2"><text:bookmark text:name="_2jxsxqh"/><text:soft-page-break/>Sound design</text:p>
      <text:p text:style-name="Standard"><text:tab/>La musique est dynamique.</text:p>
      <text:p text:style-name="Heading_20_1"><text:bookmark text:name="_z337ya"/>Objectifs de développement</text:p>
      <text:list xml:id="list3536809781" text:style-name="WWNum1">
        <text:list-item>
          <text:p text:style-name="P13">Jeu jouable en solo à la manette ou au combo manette/souris. Plusieurs niveau.</text:p>
        </text:list-item>
        <text:list-item>
          <text:p text:style-name="P13">Jeu jouable à deux.</text:p>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top="0in" fo:margin-bottom="0.0417in" loext:contextual-spacing="false" fo:line-height="100%" fo:text-align="center" style:justify-single-word="false"/>
    </style:style>
    <style:style style:name="MP2" style:family="paragraph" style:parent-style-name="Standard">
      <style:paragraph-properties fo:text-align="end" style:justify-single-word="false"/>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3j2qqm3"/>Game Design Document</text:p>
      </style:header>
      <style:footer>
        <text:p text:style-name="MP2"><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86" meta:word-count="580" meta:character-count="3514" meta:non-whitespace-character-count="3028"/>
    <meta:generator>LibreOfficeDev/6.0.5.2$Linux_X86_64 LibreOffice_project/</meta:generator>
  </office:meta>
</office:document-meta>
</file>